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list xml:id="list1654137326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</text:p>
            </text:list-item>
          </text:list>
        </text:list-item>
      </text:list>
      <text:p text:style-name="Standard"/>
      <text:list xml:id="list2159323671" text:continue-numbering="true" text:style-name="L1">
        <text:list-item>
          <text:p text:style-name="P4">ingen mulighet til å konfigurere avansert varsling (f.eks. når tidsfristen til visse gjøremål begynner å nærme seg)</text:p>
        </text:list-item>
      </text:list>
      <text:p text:style-name="Standard"/>
      <text:list xml:id="list837615720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2175874381" text:continue-numbering="true" text:style-name="L1">
        <text:list-item>
          <text:p text:style-name="P4">svært primitiv filtrering</text:p>
          <text:list>
            <text:list-item>
              <text:p text:style-name="P4">kun (label1 OR label2 OR ... OR labelN) AND (member1 OR member2 OR ... OR memberN)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1375318565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</text:p>
        </text:list-item>
      </text:list>
      <text:p text:style-name="Standard"/>
      <text:list xml:id="list1083299061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</text:p>
        </text:list-item>
      </text:list>
      <text:p text:style-name="Standard"/>
      <text:list xml:id="list1908079915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735031869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svarsel etc.)</text:p>
            </text:list-item>
            <text:list-item>
              <text:p text:style-name="P4">lukke gjøremål (ikke nok med et enkelt klikk)</text:p>
            </text:list-item>
          </text:list>
        </text:list-item>
      </text:list>
      <text:p text:style-name="Standard"/>
      <text:list xml:id="list1360008719" text:continue-numbering="true" text:style-name="L1">
        <text:list-item>
          <text:p text:style-name="P4">lite robust</text:p>
          <text:list>
            <text:list-item>
              <text:p text:style-name="P4">dvs. det er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</text:p>
                </text:list-item>
                <text:list-item>
                  <text:p text:style-name="P4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295443383" text:continue-numbering="true" text:style-name="L1">
        <text:list-item>
          <text:p text:style-name="P4"><text:soft-page-break/>dårlig ytelse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/>
      <text:list xml:id="list738685682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</text:p>
            </text:list-item>
          </text:list>
        </text:list-item>
      </text:list>
      <text:p text:style-name="Standard"/>
      <text:list xml:id="list294378981" text:continue-numbering="true" text:style-name="L1">
        <text:list-item>
          <text:p text:style-name="P4">det er ikke mulig å slette tavler og lister permanent, kun lukke/arkivere dem slik at man ikke lenger ser dem</text:p>
          <text:list>
            <text:list-item>
              <text:p text:style-name="P4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989256389" text:continue-numbering="true" text:style-name="L1">
        <text:list-item>
          <text:p text:style-name="P4">usikkerhet rundt interaktiv respons når automatiserte skript aksesserer APIet</text:p>
          <text:list>
            <text:list-item>
              <text:p text:style-name="P4">forleden dag opplevde Magnus at WEB-GUI'et hans låste seg, sannsynligvis mens jeg samtidig kjørte et skript (han måtte til slutt logge seg ut og inn igjen)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merk at vi nå operererer som én blant flere millioner Trello-brukere)</text:p>
            </text:list-item>
            <text:list-item>
              <text:p text:style-name="P4">hvordan ofte bør vi skifte passord? (merk at eks-ansatte har tilgang inntil vi skifter passord)</text:p>
            </text:list-item>
            <text:list-item>
              <text:p text:style-name="P4">firmaet bak Trello gir veldig få garantier, f.eks. forbeholder de seg retten til når som helst, uten forvarsel, å endre API'et (helt eller delvis), noe som kan medføre ekstraarbeid for oss</text:p>
            </text:list-item>
            <text:list-item>
              <text:p text:style-name="P4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4:49:20</dc:date>
    <dc:creator>Jo Asplin</dc:creator>
    <meta:editing-duration>PT9M47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2" meta:paragraph-count="33" meta:word-count="600" meta:character-count="3679" meta:non-whitespace-character-count="3137"/>
  </office:meta>
</office:document-meta>
</file>